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33E891DF5AFC429.png" manifest:media-type="image/png"/>
  <manifest:file-entry manifest:full-path="Pictures/100002010000064000000384C5F62D38D421B3B0.png" manifest:media-type="image/png"/>
  <manifest:file-entry manifest:full-path="Pictures/10000201000006400000038436BFBE55B89596D6.png" manifest:media-type="image/png"/>
  <manifest:file-entry manifest:full-path="Pictures/100002010000064000000384F0066414C3726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183" officeooo:paragraph-rsid="0008b183"/>
    </style:style>
    <style:style style:name="P2" style:family="paragraph" style:parent-style-name="Standard">
      <style:text-properties officeooo:rsid="000d245f" officeooo:paragraph-rsid="000d24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077cm, -0.004cm, -0.004cm, 21.8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801cm, -0.004cm, -0.004cm, 21.3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373cm, -0.004cm, 4.457cm, 22.0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081cm, -0.004cm, -0.004cm, 21.6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x="3.235cm" svg:y="0.023cm" svg:width="8.29cm" svg:height="3.106cm" draw:z-index="3"><draw:image xlink:href="Pictures/10000201000006400000038436BFBE55B89596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3.632cm" svg:y="0.012cm" svg:width="8.132cm" svg:height="0.796cm" draw:z-index="2"><draw:image xlink:href="Pictures/100002010000064000000384F0066414C37269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2)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1"><draw:frame draw:style-name="fr2" draw:name="Image2" text:anchor-type="paragraph" svg:x="2.626cm" svg:y="0.307cm" svg:width="8.423cm" svg:height="4.022cm" draw:z-index="1"><draw:image xlink:href="Pictures/100002010000064000000384C5F62D38D421B3B0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" text:anchor-type="paragraph" svg:x="2.441cm" svg:y="5.302cm" svg:width="8.211cm" svg:height="4.313cm" draw:z-index="0"><draw:image xlink:href="Pictures/100002010000064000000384833E891DF5AFC4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07:27.438739708</meta:creation-date>
    <dc:date>2022-02-07T15:20:02.278064434</dc:date>
    <meta:editing-duration>PT12M34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2" meta:word-count="2" meta:character-count="4" meta:non-whitespace-character-count="4"/>
  </office:meta>
</office:document-meta>
</file>